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5c19b" officeooo:paragraph-rsid="0015c19b"/>
    </style:style>
    <style:style style:name="P2" style:family="paragraph" style:parent-style-name="Standard">
      <style:text-properties officeooo:rsid="0019bccc" officeooo:paragraph-rsid="0019bccc"/>
    </style:style>
    <style:style style:name="P3" style:family="paragraph" style:parent-style-name="Standard">
      <style:text-properties officeooo:rsid="001c3ce4" officeooo:paragraph-rsid="001c3ce4"/>
    </style:style>
    <style:style style:name="P4" style:family="paragraph" style:parent-style-name="Text_20_body">
      <style:text-properties officeooo:rsid="001fc2c0" officeooo:paragraph-rsid="001fc2c0"/>
    </style:style>
    <style:style style:name="P5" style:family="paragraph" style:parent-style-name="Text_20_body">
      <style:text-properties officeooo:rsid="00235600" officeooo:paragraph-rsid="00235600"/>
    </style:style>
    <style:style style:name="P6" style:family="paragraph" style:parent-style-name="Text_20_body">
      <style:text-properties officeooo:rsid="0023a5cb" officeooo:paragraph-rsid="0023a5cb"/>
    </style:style>
    <style:style style:name="P7" style:family="paragraph" style:parent-style-name="Text_20_body">
      <style:text-properties officeooo:rsid="00245fce" officeooo:paragraph-rsid="00245fce"/>
    </style:style>
    <style:style style:name="P8" style:family="paragraph" style:parent-style-name="Text_20_body">
      <style:text-properties officeooo:rsid="0025bb12" officeooo:paragraph-rsid="0025bb12"/>
    </style:style>
    <style:style style:name="P9" style:family="paragraph" style:parent-style-name="Text_20_body">
      <style:text-properties officeooo:rsid="00272c63" officeooo:paragraph-rsid="00272c63"/>
    </style:style>
    <style:style style:name="P10" style:family="paragraph" style:parent-style-name="Text_20_body">
      <style:text-properties officeooo:rsid="00290292" officeooo:paragraph-rsid="00290292"/>
    </style:style>
    <style:style style:name="P11" style:family="paragraph" style:parent-style-name="Text_20_body">
      <style:text-properties officeooo:rsid="002ab440" officeooo:paragraph-rsid="002ab440"/>
    </style:style>
    <style:style style:name="P12" style:family="paragraph" style:parent-style-name="Text_20_body">
      <style:text-properties officeooo:rsid="002c5cde" officeooo:paragraph-rsid="002c5cde"/>
    </style:style>
    <style:style style:name="P13" style:family="paragraph" style:parent-style-name="Text_20_body">
      <style:text-properties officeooo:rsid="002dc222" officeooo:paragraph-rsid="002dc222"/>
    </style:style>
    <style:style style:name="P14" style:family="paragraph" style:parent-style-name="Text_20_body">
      <style:text-properties officeooo:rsid="002ef171" officeooo:paragraph-rsid="002ef171"/>
    </style:style>
    <style:style style:name="P15" style:family="paragraph" style:parent-style-name="Text_20_body">
      <style:text-properties officeooo:rsid="002ff210" officeooo:paragraph-rsid="002ff210"/>
    </style:style>
    <style:style style:name="P16" style:family="paragraph" style:parent-style-name="Standard">
      <style:text-properties officeooo:rsid="00176574" officeooo:paragraph-rsid="00176574"/>
    </style:style>
    <style:style style:name="P17" style:family="paragraph" style:parent-style-name="Standard">
      <style:text-properties officeooo:rsid="00307571" officeooo:paragraph-rsid="00307571"/>
    </style:style>
    <style:style style:name="P18" style:family="paragraph" style:parent-style-name="Text_20_body">
      <style:text-properties officeooo:rsid="002ff210" officeooo:paragraph-rsid="002ff210"/>
    </style:style>
    <style:style style:name="P19" style:family="paragraph" style:parent-style-name="Text_20_body">
      <style:text-properties officeooo:rsid="0034c4d9" officeooo:paragraph-rsid="0034c4d9"/>
    </style:style>
    <style:style style:name="P20" style:family="paragraph" style:parent-style-name="Text_20_body">
      <style:text-properties officeooo:rsid="003611f2" officeooo:paragraph-rsid="003611f2"/>
    </style:style>
    <style:style style:name="P21" style:family="paragraph" style:parent-style-name="Text_20_body">
      <style:text-properties officeooo:rsid="003713a0" officeooo:paragraph-rsid="003713a0"/>
    </style:style>
    <style:style style:name="P22" style:family="paragraph" style:parent-style-name="Text_20_body">
      <style:text-properties officeooo:rsid="00378858" officeooo:paragraph-rsid="00378858"/>
    </style:style>
    <style:style style:name="P23" style:family="paragraph" style:parent-style-name="Text_20_body">
      <style:text-properties officeooo:rsid="00390b77" officeooo:paragraph-rsid="00390b77"/>
    </style:style>
    <style:style style:name="P24" style:family="paragraph" style:parent-style-name="Text_20_body">
      <style:text-properties officeooo:rsid="003aa77d" officeooo:paragraph-rsid="003aa77d"/>
    </style:style>
    <style:style style:name="P25" style:family="paragraph" style:parent-style-name="Text_20_body">
      <style:text-properties officeooo:rsid="003aeaff" officeooo:paragraph-rsid="003aeaff"/>
    </style:style>
    <style:style style:name="P26" style:family="paragraph" style:parent-style-name="Heading_20_2">
      <style:text-properties officeooo:rsid="0033db12" officeooo:paragraph-rsid="0033db12"/>
    </style:style>
    <style:style style:name="P27" style:family="paragraph" style:parent-style-name="Heading_20_1">
      <style:text-properties officeooo:paragraph-rsid="0015c19b"/>
    </style:style>
    <style:style style:name="T1" style:family="text">
      <style:text-properties officeooo:rsid="001737f2"/>
    </style:style>
    <style:style style:name="T2" style:family="text">
      <style:text-properties officeooo:rsid="00192268"/>
    </style:style>
    <style:style style:name="T3" style:family="text">
      <style:text-properties officeooo:rsid="001b9f30"/>
    </style:style>
    <style:style style:name="T4" style:family="text">
      <style:text-properties officeooo:rsid="0023bad9"/>
    </style:style>
    <style:style style:name="T5" style:family="text">
      <style:text-properties officeooo:rsid="0026a48a"/>
    </style:style>
    <style:style style:name="T6" style:family="text">
      <style:text-properties officeooo:rsid="0028e8fe"/>
    </style:style>
    <style:style style:name="T7" style:family="text">
      <style:text-properties officeooo:rsid="002c5cde"/>
    </style:style>
    <style:style style:name="T8" style:family="text">
      <style:text-properties officeooo:rsid="002fdf96"/>
    </style:style>
    <style:style style:name="T9" style:family="text">
      <style:text-properties officeooo:rsid="003097ee"/>
    </style:style>
    <style:style style:name="T10" style:family="text">
      <style:text-properties officeooo:rsid="0030d72c"/>
    </style:style>
    <style:style style:name="T11" style:family="text">
      <style:text-properties officeooo:rsid="0031dde7"/>
    </style:style>
    <style:style style:name="T12" style:family="text">
      <style:text-properties officeooo:rsid="00330216"/>
    </style:style>
    <style:style style:name="T13" style:family="text">
      <style:text-properties officeooo:rsid="003aa77d"/>
    </style:style>
    <style:style style:name="T14" style:family="text">
      <style:text-properties officeooo:rsid="003ae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Anti Patterns</text:h>
      <text:h text:style-name="Heading_20_2" text:outline-level="2">Just because you can, does not mean you should</text:h>
      <text:p text:style-name="P1">Hello, and welcome to my lecture.</text:p>
      <text:p text:style-name="P1">The following lecture is about stuff we do as developers that not always benefit our tasks, or our sanity, but <text:span text:style-name="T1">we do them non the less.</text:span></text:p>
      <text:p text:style-name="P16">The aim of the lecture is not about making fun of you, or telling “you are wrong”, but rather to <text:span text:style-name="T2">help to identify situations or decisions, and start to question of “why am I choosing/doing/using this”, for example.</text:span></text:p>
      <text:p text:style-name="P17">We are all doing stuff wrong, and I hope this will help you too to identify such casres.</text:p>
      <text:p text:style-name="P1"/>
      <text:h text:style-name="Heading_20_2" text:outline-level="2">What, Who, Where, How ?</text:h>
      <text:p text:style-name="P2">One day, I woke up and started to ask myself why things are they way they are.<text:line-break/>Not the spiritual way, but actually my professional life.</text:p>
      <text:p text:style-name="P2">It helped me to define what is my occupation (I'm an IT developer), and also, what things are actually helps me to work better and faster, and what makes me work too damn hard.</text:p>
      <text:p text:style-name="P2"/>
      <text:p text:style-name="P2">I work as a freelancer, and many times I get pay to work in a given time frame, and not per line of code, so I <text:span text:style-name="T3">must</text:span> identify <text:span text:style-name="T3">where I'm too slow, and what makes it that way.<text:line-break/>I also have to choose the proper tools for the job, or as Abe Lincoln explained it:</text:span></text:p>
      <text:p text:style-name="P2"/>
      <text:p text:style-name="P3"/>
      <text:h text:style-name="Heading_20_2" text:outline-level="2">If I had eight hours to chop down a tree, I'd spend six sharpening my ax.</text:h>
      <text:p text:style-name="Text_20_body"/>
      <text:h text:style-name="Heading_20_2" text:outline-level="2">Can I give you some pointers ?</text:h>
      <text:p text:style-name="P4">Are you willing to listen to what I have learned ?</text:p>
      <text:p text:style-name="P4"/>
      <text:h text:style-name="P26" text:outline-level="2">Java</text:h>
      <text:p text:style-name="P12">Let's talk about Java.</text:p>
      <text:p text:style-name="P5">At a first glance, you can see a good example of a good way to make your code organized.</text:p>
      <text:p text:style-name="P6">But wait, <text:span text:style-name="T4">the directories are namespace.</text:span></text:p>
      <text:p text:style-name="P7">So we created an src directory, then example then com, then split it to libraries. </text:p>
      <text:p text:style-name="P8"><text:soft-page-break/>But how do we order stuff ?</text:p>
      <text:p text:style-name="P8">Does <text:span text:style-name="T9">the files really belong to the</text:span> math <text:span text:style-name="T9">directory</text:span>, or does it part of trigonometry <text:span text:style-name="T10">(another sub directory)</text:span> ?</text:p>
      <text:p text:style-name="P8">Doesn't HTTP can be part of sockets ?<text:line-break/>But then doesn't we need something like “networking” then “sockets”, <text:s/>then protocols ?</text:p>
      <text:p text:style-name="P8">Wouldn't <text:span text:style-name="T5">it</text:span> be better to organize it <text:span text:style-name="T5">as TCP protocols, UDP protocols, agnostic protocols etc … ?</text:span></text:p>
      <text:p text:style-name="P9">And that's not even the bad thing here, just <text:span text:style-name="T6">the </text:span>first <text:span text:style-name="T6">things that pop up to my brain.</text:span></text:p>
      <text:p text:style-name="P10">Here <text:span text:style-name="T11">are more problems:</text:span></text:p>
      <text:p text:style-name="P10">Let's say we have a big organization, let<text:span text:style-name="T12">'</text:span>s call it Google, just for the example.</text:p>
      <text:p text:style-name="P10">Lets say that one group of developers has one implementation of websockets.java, and another implemented it using SPDY because originally it would work only with that protocol.</text:p>
      <text:p text:style-name="P10">Now the first group takes also the second group library, and now what ?</text:p>
      <text:p text:style-name="P11">Even worse, what if the namespace are different between the two groups ?</text:p>
      <text:p text:style-name="P11">It happened to me that two versions of the same library had two different namespaces.</text:p>
      <text:p text:style-name="P10"/>
      <text:p text:style-name="P11">Namespace is not a <text:span text:style-name="T7">an easy way to design, but when the language is forcing you to do in one single way, it's even harder.</text:span></text:p>
      <text:p text:style-name="P11"/>
      <text:p text:style-name="P13">Now as you can see, it's an example of one single “company”, now imagine you have 30 packages like so, with so many directories, and so many namespaces.</text:p>
      <text:p text:style-name="P14">That's why Eclipse and few others included a namespace manager, to make sure that you only load what you have, and they discourage you to import things in on <text:span text:style-name="T8">a big namespace level.</text:span></text:p>
      <text:p text:style-name="P15">But a language or a library that require more then a simple text editor, is a problem, because it means that you can not really write a good code with it, without using many fancy tools.</text:p>
      <text:p text:style-name="P15"/>
      <text:h text:style-name="Heading_20_2" text:outline-level="2">C</text:h>
      <text:p text:style-name="P20">The C language is one of the most abused programming languages ever existed that I know of.</text:p>
      <text:p text:style-name="P21">It was developed in order to create a Kernel, but for some strange reasons, people using it even for GUI applications, and non OS related stuff.</text:p>
      <text:p text:style-name="P22"><text:soft-page-break/>The short list you see here, in front of you, display the problem, that most people never actually consider them as such, unless someone like myself point it out to them.</text:p>
      <text:p text:style-name="P23">There are programming languages that does not require any of the technologies you see here in order to do the same task.</text:p>
      <text:p text:style-name="P23">And others requires part of them, many times because they must talk with C based libraries.</text:p>
      <text:p text:style-name="P23">For example Object Pascal does not require any of the listed technologies, you have bi-directional communication with the compiler, so you can include at your source code what is <text:span text:style-name="T13">the library to be linked to.</text:span></text:p>
      <text:p text:style-name="P24">Go is another example. If you require to link to a C library, you need to use the -dev libraries, and pkg-config, <text:span text:style-name="T14">but when there is no such requirements, there is no use to it at all.</text:span></text:p>
      <text:p text:style-name="P25"/>
      <text:p text:style-name="P19"/>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FreeSans" fo:font-family="FreeSans" style:font-family-generic="swis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style:font-name="FreeSans" fo:font-family="FreeSans" style:font-family-generic="swis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size-asian="12pt" style:font-name-complex="DejaVu Serif" style:font-family-complex="'DejaVu Serif'" style:font-family-generic-complex="roma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o Kanner</meta:initial-creator>
    <meta:creation-date>2014-05-09T19:52:11.921801494</meta:creation-date>
    <meta:generator>LibreOffice/4.2.7.2$Linux_X86_64 LibreOffice_project/420m0$Build-2</meta:generator>
    <dc:date>2014-11-15T19:52:43.242562166</dc:date>
    <dc:creator>Ido Kanner</dc:creator>
    <meta:editing-duration>PT8H15M21S</meta:editing-duration>
    <meta:editing-cycles>38</meta:editing-cycles>
    <meta:document-statistic meta:table-count="0" meta:image-count="0" meta:object-count="0" meta:page-count="3" meta:paragraph-count="41" meta:word-count="775" meta:character-count="4106" meta:non-whitespace-character-count="3370"/>
  </office:meta>
</office:document-meta>
</file>